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T59" style:family="text">
      <style:text-properties fo:background-color="transparent" fo:color="#ff55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P23" style:family="paragraph">
      <style:text-properties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6"><text:span text:style-name="T9">目前界面编译和自动编译效果不一样，鼠标移动过程中，自动编译的部分按钮菜单能显示特殊颜色，不知道是否代码修改问题还是qt版本基础库不一样(目前判断可能是qt版本不一样原因，希望是，代码查找过一次没找原因)</text:span></text:p>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1"><draw:frame draw:style-name="gr2" xml:id="shape-13" draw:id="shape-13" draw:z-index="1" svg:width="244.05684784164pt" svg:height="69.92640022429pt" text:anchor-type="as-char"><draw:image xlink:type="simple" xlink:show="embed" xlink:actuate="onLoad" xlink:href="Pictures/image13.png"/></draw:frame></text:p>
      <text:p text:style-name="P22">https://blog.csdn.net/xuguangsoft/article/details/8579932</text:p>
      <text:p text:style-name="P22"/>
      <text:p text:style-name="P22"/>
      <text:p text:style-name="P22"/>
      <text:p text:style-name="P22">20220402 重绘制地方(目前确认主要是文字文本等)</text:p>
      <text:p text:style-name="P22">void KoTextLayoutArea::paint(QPainter *painter, const KoTextDocumentLayout::PaintContext &amp;context)</text:p>
      <text:p text:style-name="P22">{</text:p>
      <text:p text:style-name="P22">ln:259 <text:s text:c="2"/>drawListItem(painter, block); //绘制段落list</text:p>
      <text:p text:style-name="P22"/>
      <text:p text:style-name="P22">ln:439 <text:s text:c="2"/>layout-&gt;draw(painter, QPointF(0, 0), selections);//绘制文本文字</text:p>
      <text:p text:style-name="P23"/>
      <text:p text:style-name="P22"/>
      <text:p text:style-name="P22">}</text:p>
      <text:p text:style-name="P22">20220407 绘制插入图片的地方</text:p>
      <text:p text:style-name="P22">void PictureShape::paint(QPainter &amp;painter, const KoViewConverter &amp;converter, KoShapePaintingContext &amp;paintContext)</text:p>
      <text:p text:style-name="P22"/>
      <text:p text:style-name="P22">20220407 绘制插入影像文件的地方</text:p>
      <text:p text:style-name="P22">void VideoShape::paint(QPainter &amp;painter, const KoViewConverter &amp;converter, KoShapePaintingContext &amp;)</text:p>
      <text:p text:style-name="P22"/>
      <text:p text:style-name="P22"/>
      <text:p text:style-name="P22">20220407 应该是所有图形绘制的触发点</text:p>
      <text:p text:style-name="P22">void KoShapeManager::paintShape(</text:p>
      <text:p text:style-name="P22"/>
      <text:p text:style-name="P22"/>
      <text:p text:style-name="P22">///设置页眉页脚尺寸相关信息 地方20220402</text:p>
      <text:p text:style-name="P22">KoTextLayoutRootArea *KWRootAreaProvider::provide(<text:s/></text:p>
      <text:p text:style-name="P22"/>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KoModeBoxDocker</text:p>
      <text:p text:style-name="P17"/>
      <text:p text:style-name="P17">参考https://doc.qt.io/archives/qt-5.12/stylesheet-examples.html#customizing-qtabwidget-and-qtabbar</text:p>
      <text:p text:style-name="P17">调整 工具箱 选中后效果修改</text:p>
      <text:p text:style-name="P17">代码KoModeBox.cpp：KoModeBox::KoModeBox(</text:p>
      <text:p text:style-name="P17">{</text:p>
      <text:p text:style-name="P17"><text:s text:c="4"/>d-&gt;tabBar-&gt;setStyleSheet(</text:p>
      <text:p text:style-name="P17">}</text:p>
      <text:p text:style-name="P17"/>
      <text:p text:style-name="P17"><text:span text:style-name="T59">选中“图像调整”工具后，绘制的外围矩形框</text:span></text:p>
      <text:p text:style-name="P17">void SelectionDecorator::paint(QPainter &amp;painter, const KoViewConverter &amp;converter)</text:p>
      <text:p text:style-name="P17"/>
      <text:p text:style-name="P17"/>
      <text:p text:style-name="P17"/>
      <text:p text:style-name="P17"><text:span text:style-name="T59">在控件上绘制图标参考代码（及如何使用QTextLayout在指定的QPainter 上面布局文本）</text:span></text:p>
      <text:p text:style-name="P17"><text:span text:style-name="T59">QIcon KoModeBox::createTextIcon(KoToolAction *toolAction) const</text:span></text:p>
      <text:p text:style-name="P17"/>
      <text:p text:style-name="P17"/>
      <text:p text:style-name="P17"><text:span text:style-name="T59">//考虑pitureshape中绘制边界框</text:span></text:p>
      <text:p text:style-name="P17"><text:span text:style-name="T59">void SelectionPicture::paint(QPainter &amp;painter, const KoViewConverter &amp;converter)</text:span></text:p>
      <text:p text:style-name="P17"/>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8" style:display-name="Contents 8" style:family="paragraph">
      <style:paragraph-properties fo:margin-left="56.000000000000000pt"/>
    </style: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Head_202" style:default-outline-level="2" style:display-name="Head 2" style:family="paragraph" style:next-style-name="Standard">
      <style:text-properties fo:font-size="16.000000000000000pt" fo:font-weight="bold"/>
    </style:style>
    <style:style style:name="Contents_203" style:display-name="Contents 3" style:family="paragraph">
      <style:paragraph-properties fo:margin-left="16.000000000000000pt"/>
    </style:style>
    <style:style style:name="Standard" style:display-name="Standard" style:family="paragraph">
      <style:text-properties fo:font-size="12.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Alphabetical_20List" style:display-name="Alphabetical List" style:family="paragraph" style:list-style-name="L5">
      <style:text-properties fo:font-size="12.000000000000000pt"/>
    </style:style>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14</meta:editing-cycles>
    <dc:date>2022-04-26T15:37:31</dc:date>
    <meta:creation-date>2008-08-22T11:41:04</meta:creation-date>
  </office:meta>
</office:document-meta>
</file>